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office:version="1.0">
  <office:automatic-styles>
    <style:style style:name="T1" style:family="table-row">
      <style:table-row-properties style:row-height="0.5in"/>
    </style:style>
    <style:style style:name="Table1.A1" style:family="table-cell">
      <style:table-cell-properties style:shrink-to-fit="true" fo:border="0.0007in solid #000000"/>
    </style:style>
    <style:style style:name="Table1.A2" style:family="table-cell">
      <style:table-cell-properties style:shrink-to-fit="false" fo:border="0.0007in solid #000000"/>
    </style:style>
  </office:automatic-styles>
  <office:body>
    <office:text>
      <text:p>this is an example of table, the text in different cells have different vertical alignments.</text:p>
      <table:table table:name="Table1">
        <table:table-column table:number-columns-repeated="2"/>
        <table:table-row table:style-name="T1" table:number-rows-repeated="3">
          <table:table-cell table:style-name="Table1.A1">
            <text:p>the text in this table cell shrink to fit the size of the cell. the text in this table cell shrink to fit the size of the cell. the text in this table cell shrink to fit the size of the cell.</text:p>
          </table:table-cell>
          <table:table-cell table:style-name="Table1.A2">
            <text:p>the text in this table cell doesn't shrink to fit the size of the cell. the text in this table cell doesn't shrink to fit the size of the cell. the text in this table cell doesn't shrink to fit the size of the cell.</text:p>
          </table:table-cell>
        </table:table-row>
      </table:tab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office:version="1.0">
  <office:automatic-styles>
    <style:page-layout style:name="PageLayout-1">
      <style:page-layout-properties fo:page-width="8.26in" fo:page-height="11.69in" fo:margin-top="1.0in" fo:margin-bottom="1.0in" fo:margin-left="1.0in" fo:margin-right="1.0in" style:print-orientation="portrait"/>
    </style:page-layout>
  </office:automatic-styles>
  <office:master-styles>
    <style:master-page style:name="Standard" style:page-layout-name="PageLayout-1">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office:version="1.0">
  <office:meta>
    <meta:generator>
            User-Agent: Manual/1.0
        </meta:generator>
    <dc:title>Meta Test Document</dc:title>
    <dc:description>Copyright (C) 2006 Intel Corporation.</dc:description>
    <dc:subject>Subject of the document</dc:subject>
    <dc:creator>Yi Luo</dc:creator>
    <dc:date>2006-03-01T11:34:56</dc:date>
    <meta:initial-creator>Majid Khan</meta:initial-creator>
    <meta:creation-date>2005-12-19T12:50:56</meta:creation-date>
    <meta:printed-by>Yi Luo</meta:printed-by>
    <meta:print-date>2006-03-01T11:34:56</meta:print-date>
    <meta:editing-duration>PT0H10M10S</meta:editing-duration>
    <meta:keyword>First keyword</meta:keyword>
    <meta:keyword>Second keyword</meta:keyword>
    <meta:keyword>Third keyword</meta:keyword>
    <dc:language>en-US</dc:language>
    <meta:editing-cycles>1</meta:editing-cycles>
    <meta:editing-duration>PT19S</meta:editing-duration>
    <meta:document-statistic meta:table-count="0" meta:image-count="0" meta:object-count="0" meta:page-count="1" meta:paragraph-count="1" meta:word-count="12" meta:character-count="69"/>
  </office:meta>
</office:document-meta>
</file>